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size="10pt" style:font-size-asian="10pt" style:font-size-complex="10pt"/>
    </style:style>
    <style:style style:name="P2" style:parent-style-name="Standard" style:family="paragraph">
      <style:text-properties fo:font-size="10pt" style:font-size-asian="10pt" style:font-size-complex="10pt"/>
    </style:style>
    <style:style style:name="P3" style:parent-style-name="Standard" style:family="paragraph">
      <style:text-properties fo:font-size="10pt" style:font-size-asian="10pt" style:font-size-complex="10pt"/>
    </style:style>
    <style:style style:name="P4" style:parent-style-name="Standard" style:family="paragraph">
      <style:text-properties fo:font-weight="bold" style:font-weight-asian="bold" style:font-weight-complex="bold" fo:font-size="10pt" style:font-size-asian="10pt" style:font-size-complex="10pt"/>
    </style:style>
    <style:style style:name="P5" style:parent-style-name="Standard" style:list-style-name="LFO1" style:family="paragraph">
      <style:text-properties fo:font-weight="bold" style:font-weight-asian="bold" style:font-weight-complex="bold" fo:font-size="10pt" style:font-size-asian="10pt" style:font-size-complex="10pt" fo:language="en" fo:country="GB"/>
    </style:style>
    <style:style style:name="P6" style:parent-style-name="Standard" style:family="paragraph">
      <style:text-properties fo:font-weight="bold" style:font-weight-asian="bold" style:font-weight-complex="bold" fo:font-size="10pt" style:font-size-asian="10pt" style:font-size-complex="10pt"/>
    </style:style>
    <style:style style:name="P7" style:parent-style-name="Standard" style:family="paragraph">
      <style:text-properties fo:font-size="10pt" style:font-size-asian="10pt" style:font-size-complex="10pt"/>
    </style:style>
    <style:style style:name="P8" style:parent-style-name="Standard" style:family="paragraph">
      <style:text-properties fo:font-size="10pt" style:font-size-asian="10pt" style:font-size-complex="10pt"/>
    </style:style>
    <style:style style:name="P9" style:parent-style-name="Standard" style:family="paragraph">
      <style:text-properties fo:font-size="10pt" style:font-size-asian="10pt" style:font-size-complex="10pt"/>
    </style:style>
    <style:style style:name="P10" style:parent-style-name="Standard" style:family="paragraph">
      <style:text-properties fo:font-size="10pt" style:font-size-asian="10pt" style:font-size-complex="10pt"/>
    </style:style>
    <style:style style:name="P11" style:parent-style-name="Standard" style:family="paragraph">
      <style:text-properties fo:font-size="10pt" style:font-size-asian="10pt" style:font-size-complex="10pt"/>
    </style:style>
    <style:style style:name="P12" style:parent-style-name="Standard" style:family="paragraph">
      <style:text-properties fo:font-size="10pt" style:font-size-asian="10pt" style:font-size-complex="10pt"/>
    </style:style>
    <style:style style:name="P13" style:parent-style-name="Standard" style:family="paragraph">
      <style:text-properties fo:font-size="10pt" style:font-size-asian="10pt" style:font-size-complex="10pt"/>
    </style:style>
    <style:style style:name="P14" style:parent-style-name="Standard" style:family="paragraph">
      <style:text-properties fo:font-size="10pt" style:font-size-asian="10pt" style:font-size-complex="10pt"/>
    </style:style>
    <style:style style:name="P15" style:parent-style-name="Standard" style:family="paragraph">
      <style:text-properties fo:font-size="10pt" style:font-size-asian="10pt" style:font-size-complex="10pt"/>
    </style:style>
    <style:style style:name="P16" style:parent-style-name="Standard" style:list-style-name="LFO2" style:family="paragraph">
      <style:text-properties fo:font-weight="bold" style:font-weight-asian="bold" style:font-weight-complex="bold" fo:font-size="10pt" style:font-size-asian="10pt" style:font-size-complex="10pt"/>
    </style:style>
    <style:style style:name="P17" style:parent-style-name="Standard" style:family="paragraph">
      <style:text-properties fo:font-weight="bold" style:font-weight-asian="bold" style:font-weight-complex="bold" fo:font-size="10pt" style:font-size-asian="10pt" style:font-size-complex="10pt"/>
    </style:style>
    <style:style style:name="P18" style:parent-style-name="Standard" style:family="paragraph">
      <style:text-properties fo:font-size="10pt" style:font-size-asian="10pt" style:font-size-complex="10pt"/>
    </style:style>
    <style:style style:name="P19" style:parent-style-name="Standard" style:family="paragraph">
      <style:text-properties fo:font-size="10pt" style:font-size-asian="10pt" style:font-size-complex="10pt"/>
    </style:style>
    <style:style style:name="P20" style:parent-style-name="Standard" style:family="paragraph">
      <style:text-properties fo:font-size="10pt" style:font-size-asian="10pt" style:font-size-complex="10pt"/>
    </style:style>
    <style:style style:name="P21" style:parent-style-name="Standard" style:family="paragraph">
      <style:text-properties fo:font-size="10pt" style:font-size-asian="10pt" style:font-size-complex="10pt"/>
    </style:style>
    <style:style style:name="T22" style:parent-style-name="Car.predefinitoparagrafo" style:family="text">
      <style:text-properties fo:font-size="10pt" style:font-size-asian="10pt" style:font-size-complex="10pt"/>
    </style:style>
    <style:style style:name="T23" style:parent-style-name="Car.predefinitoparagrafo" style:family="text">
      <style:text-properties fo:font-size="10pt" style:font-size-asian="10pt" style:font-size-complex="10pt"/>
    </style:style>
    <style:style style:name="T24" style:parent-style-name="Car.predefinitoparagrafo" style:family="text">
      <style:text-properties fo:font-size="10pt" style:font-size-asian="10pt" style:font-size-complex="10pt"/>
    </style:style>
    <style:style style:name="T25" style:parent-style-name="Car.predefinitoparagrafo" style:family="text">
      <style:text-properties fo:font-size="10pt" style:font-size-asian="10pt" style:font-size-complex="10pt"/>
    </style:style>
    <style:style style:name="T26" style:parent-style-name="Car.predefinitoparagrafo" style:family="text">
      <style:text-properties fo:font-size="10pt" style:font-size-asian="10pt" style:font-size-complex="10pt"/>
    </style:style>
    <style:style style:name="P27" style:parent-style-name="Standard" style:family="paragraph">
      <style:text-properties fo:font-size="10pt" style:font-size-asian="10pt" style:font-size-complex="10pt"/>
    </style:style>
    <style:style style:name="P28" style:parent-style-name="Standard" style:list-style-name="LFO2" style:family="paragraph">
      <style:text-properties fo:font-weight="bold" style:font-weight-asian="bold" style:font-weight-complex="bold" fo:font-size="10pt" style:font-size-asian="10pt" style:font-size-complex="10pt"/>
    </style:style>
    <style:style style:name="P29" style:parent-style-name="Standard" style:family="paragraph">
      <style:text-properties fo:font-weight="bold" style:font-weight-asian="bold" style:font-weight-complex="bold" fo:font-size="10pt" style:font-size-asian="10pt" style:font-size-complex="10pt"/>
    </style:style>
    <style:style style:name="P30" style:parent-style-name="Standard" style:family="paragraph">
      <style:text-properties fo:font-size="10pt" style:font-size-asian="10pt" style:font-size-complex="10pt"/>
    </style:style>
    <style:style style:name="P31" style:parent-style-name="Standard" style:family="paragraph">
      <style:text-properties fo:font-size="10pt" style:font-size-asian="10pt" style:font-size-complex="10pt"/>
    </style:style>
    <style:style style:name="P32" style:parent-style-name="Standard" style:family="paragraph">
      <style:text-properties fo:font-size="10pt" style:font-size-asian="10pt" style:font-size-complex="10pt"/>
    </style:style>
    <style:style style:name="P33" style:parent-style-name="Standard" style:family="paragraph">
      <style:text-properties fo:font-size="10pt" style:font-size-asian="10pt" style:font-size-complex="10pt"/>
    </style:style>
    <style:style style:name="P34" style:parent-style-name="Standard" style:family="paragraph">
      <style:text-properties fo:font-size="10pt" style:font-size-asian="10pt" style:font-size-complex="10pt"/>
    </style:style>
    <style:style style:name="P35" style:parent-style-name="Standard" style:family="paragraph">
      <style:text-properties fo:font-size="10pt" style:font-size-asian="10pt" style:font-size-complex="10pt"/>
    </style:style>
    <style:style style:name="P36" style:parent-style-name="Standard" style:list-style-name="LFO2" style:family="paragraph">
      <style:text-properties fo:font-weight="bold" style:font-weight-asian="bold" style:font-weight-complex="bold" fo:font-size="10pt" style:font-size-asian="10pt" style:font-size-complex="10pt"/>
    </style:style>
    <style:style style:name="P37" style:parent-style-name="Standard" style:family="paragraph">
      <style:text-properties fo:font-weight="bold" style:font-weight-asian="bold" style:font-weight-complex="bold" fo:font-size="10pt" style:font-size-asian="10pt" style:font-size-complex="10pt"/>
    </style:style>
    <style:style style:name="P38" style:parent-style-name="Standard" style:family="paragraph">
      <style:text-properties fo:font-size="10pt" style:font-size-asian="10pt" style:font-size-complex="10pt"/>
    </style:style>
    <style:style style:name="P39" style:parent-style-name="Standard" style:family="paragraph">
      <style:text-properties fo:font-size="10pt" style:font-size-asian="10pt" style:font-size-complex="10pt"/>
    </style:style>
    <style:style style:name="P40" style:parent-style-name="Standard" style:family="paragraph">
      <style:text-properties fo:font-size="10pt" style:font-size-asian="10pt" style:font-size-complex="10pt"/>
    </style:style>
    <style:style style:name="P41" style:parent-style-name="Standard" style:family="paragraph">
      <style:text-properties fo:font-size="10pt" style:font-size-asian="10pt" style:font-size-complex="10pt"/>
    </style:style>
    <style:style style:name="P42" style:parent-style-name="Standard" style:family="paragraph">
      <style:text-properties fo:font-size="10pt" style:font-size-asian="10pt" style:font-size-complex="10pt"/>
    </style:style>
    <style:style style:name="P43" style:parent-style-name="Standard" style:family="paragraph">
      <style:text-properties fo:font-size="10pt" style:font-size-asian="10pt" style:font-size-complex="10pt"/>
    </style:style>
    <style:style style:name="P44" style:parent-style-name="Standard" style:family="paragraph">
      <style:text-properties fo:font-size="10pt" style:font-size-asian="10pt" style:font-size-complex="10pt"/>
    </style:style>
    <style:style style:name="P45" style:parent-style-name="Standard" style:family="paragraph">
      <style:text-properties fo:font-size="10pt" style:font-size-asian="10pt" style:font-size-complex="10pt"/>
    </style:style>
    <style:style style:name="P46" style:parent-style-name="Standard" style:family="paragraph">
      <style:text-properties fo:font-size="10pt" style:font-size-asian="10pt" style:font-size-complex="10pt"/>
    </style:style>
    <style:style style:name="P47" style:parent-style-name="Standard" style:list-style-name="LFO3" style:family="paragraph">
      <style:text-properties fo:font-weight="bold" style:font-weight-asian="bold" style:font-weight-complex="bold" fo:font-size="10pt" style:font-size-asian="10pt" style:font-size-complex="10pt"/>
    </style:style>
    <style:style style:name="P48" style:parent-style-name="Standard" style:family="paragraph">
      <style:text-properties fo:font-weight="bold" style:font-weight-asian="bold" style:font-weight-complex="bold" fo:font-size="10pt" style:font-size-asian="10pt" style:font-size-complex="10pt"/>
    </style:style>
    <style:style style:name="P49" style:parent-style-name="Standard" style:family="paragraph">
      <style:text-properties fo:font-weight="bold" style:font-weight-asian="bold" style:font-weight-complex="bold" fo:font-size="10pt" style:font-size-asian="10pt" style:font-size-complex="10pt"/>
    </style:style>
    <style:style style:name="P50" style:parent-style-name="Standard" style:family="paragraph">
      <style:text-properties fo:font-size="10pt" style:font-size-asian="10pt" style:font-size-complex="10pt" fo:language="en" fo:country="GB"/>
    </style:style>
    <style:style style:name="P51" style:parent-style-name="Standard" style:family="paragraph">
      <style:text-properties fo:font-size="10pt" style:font-size-asian="10pt" style:font-size-complex="10pt"/>
    </style:style>
    <style:style style:name="P52" style:parent-style-name="Standard" style:family="paragraph">
      <style:text-properties fo:font-size="10pt" style:font-size-asian="10pt" style:font-size-complex="10pt"/>
    </style:style>
    <style:style style:name="P53" style:parent-style-name="Standard" style:family="paragraph">
      <style:text-properties fo:font-size="10pt" style:font-size-asian="10pt" style:font-size-complex="10pt"/>
    </style:style>
    <style:style style:name="P54" style:parent-style-name="Standard" style:family="paragraph">
      <style:text-properties fo:font-size="10pt" style:font-size-asian="10pt" style:font-size-complex="10pt"/>
    </style:style>
    <style:style style:name="P55" style:parent-style-name="Standard" style:family="paragraph">
      <style:text-properties fo:font-size="10pt" style:font-size-asian="10pt" style:font-size-complex="10pt"/>
    </style:style>
    <style:style style:name="T56" style:parent-style-name="Car.predefinitoparagrafo" style:family="text">
      <style:text-properties fo:font-size="10pt" style:font-size-asian="10pt" style:font-size-complex="10pt"/>
    </style:style>
    <style:style style:name="T57" style:parent-style-name="Car.predefinitoparagrafo" style:family="text">
      <style:text-properties fo:font-size="10pt" style:font-size-asian="10pt" style:font-size-complex="10pt"/>
    </style:style>
    <style:style style:name="P58" style:parent-style-name="Standard" style:family="paragraph">
      <style:text-properties fo:font-size="10pt" style:font-size-asian="10pt" style:font-size-complex="10pt"/>
    </style:style>
    <style:style style:name="P59" style:parent-style-name="Standard" style:family="paragraph">
      <style:text-properties fo:font-size="10pt" style:font-size-asian="10pt" style:font-size-complex="10pt"/>
    </style:style>
    <style:style style:name="P60" style:parent-style-name="Standard" style:family="paragraph">
      <style:text-properties fo:font-weight="bold" style:font-weight-asian="bold" style:font-weight-complex="bold" fo:font-size="10pt" style:font-size-asian="10pt" style:font-size-complex="10pt"/>
    </style:style>
    <style:style style:name="P61" style:parent-style-name="Standard" style:list-style-name="LFO4" style:family="paragraph">
      <style:text-properties fo:font-weight="bold" style:font-weight-asian="bold" style:font-weight-complex="bold" fo:font-size="10pt" style:font-size-asian="10pt" style:font-size-complex="10pt"/>
    </style:style>
    <style:style style:name="P62" style:parent-style-name="Standard" style:family="paragraph">
      <style:text-properties fo:font-weight="bold" style:font-weight-asian="bold" style:font-weight-complex="bold" fo:font-size="10pt" style:font-size-asian="10pt" style:font-size-complex="10pt"/>
    </style:style>
    <style:style style:name="P63" style:parent-style-name="Standard" style:family="paragraph">
      <style:text-properties fo:font-weight="bold" style:font-weight-asian="bold" style:font-weight-complex="bold" fo:font-size="10pt" style:font-size-asian="10pt" style:font-size-complex="10pt"/>
    </style:style>
    <style:style style:name="P64" style:parent-style-name="Standard" style:family="paragraph">
      <style:text-properties fo:font-size="10pt" style:font-size-asian="10pt" style:font-size-complex="10pt"/>
    </style:style>
    <style:style style:name="P65" style:parent-style-name="Standard" style:family="paragraph">
      <style:text-properties fo:font-size="10pt" style:font-size-asian="10pt" style:font-size-complex="10pt"/>
    </style:style>
    <style:style style:name="P66" style:parent-style-name="Standard" style:family="paragraph">
      <style:text-properties fo:font-size="10pt" style:font-size-asian="10pt" style:font-size-complex="10pt"/>
    </style:style>
    <style:style style:name="P67" style:parent-style-name="Standard" style:family="paragraph">
      <style:text-properties fo:font-size="10pt" style:font-size-asian="10pt" style:font-size-complex="10pt"/>
    </style:style>
    <style:style style:name="P68" style:parent-style-name="Standard" style:family="paragraph">
      <style:text-properties fo:font-size="10pt" style:font-size-asian="10pt" style:font-size-complex="10pt"/>
    </style:style>
    <style:style style:name="P69" style:parent-style-name="Standard" style:family="paragraph">
      <style:text-properties fo:font-size="10pt" style:font-size-asian="10pt" style:font-size-complex="10pt"/>
    </style:style>
    <style:style style:name="P70" style:parent-style-name="Standard" style:family="paragraph">
      <style:text-properties fo:font-size="10pt" style:font-size-asian="10pt" style:font-size-complex="10pt"/>
    </style:style>
    <style:style style:name="P71" style:parent-style-name="Standard" style:list-style-name="LFO5" style:family="paragraph">
      <style:text-properties fo:font-weight="bold" style:font-weight-asian="bold" style:font-weight-complex="bold" fo:font-size="10pt" style:font-size-asian="10pt" style:font-size-complex="10pt"/>
    </style:style>
    <style:style style:name="P72" style:parent-style-name="Standard" style:family="paragraph">
      <style:text-properties fo:font-weight="bold" style:font-weight-asian="bold" style:font-weight-complex="bold" fo:font-size="10pt" style:font-size-asian="10pt" style:font-size-complex="10pt"/>
    </style:style>
    <style:style style:name="P73" style:parent-style-name="Standard" style:family="paragraph">
      <style:text-properties fo:font-size="10pt" style:font-size-asian="10pt" style:font-size-complex="10pt"/>
    </style:style>
    <style:style style:name="P74" style:parent-style-name="Standard" style:family="paragraph">
      <style:text-properties fo:font-size="10pt" style:font-size-asian="10pt" style:font-size-complex="10pt" fo:language="en" fo:country="GB"/>
    </style:style>
    <style:style style:name="T75" style:parent-style-name="Car.predefinitoparagrafo" style:family="text">
      <style:text-properties fo:font-size="10pt" style:font-size-asian="10pt" style:font-size-complex="10pt"/>
    </style:style>
    <style:style style:name="T76" style:parent-style-name="Car.predefinitoparagrafo" style:family="text">
      <style:text-properties fo:font-size="10pt" style:font-size-asian="10pt" style:font-size-complex="10pt"/>
    </style:style>
    <style:style style:name="T77" style:parent-style-name="Car.predefinitoparagrafo" style:family="text">
      <style:text-properties fo:font-size="10pt" style:font-size-asian="10pt" style:font-size-complex="10pt"/>
    </style:style>
    <style:style style:name="T78" style:parent-style-name="Car.predefinitoparagrafo" style:family="text">
      <style:text-properties fo:font-size="10pt" style:font-size-asian="10pt" style:font-size-complex="10pt"/>
    </style:style>
    <style:style style:name="P79" style:parent-style-name="Standard" style:family="paragraph">
      <style:text-properties fo:font-size="10pt" style:font-size-asian="10pt" style:font-size-complex="10pt"/>
    </style:style>
    <style:style style:name="P80" style:parent-style-name="Standard" style:family="paragraph">
      <style:text-properties fo:font-size="10pt" style:font-size-asian="10pt" style:font-size-complex="10pt"/>
    </style:style>
    <style:style style:name="P81" style:parent-style-name="Standard" style:family="paragraph">
      <style:text-properties fo:font-size="10pt" style:font-size-asian="10pt" style:font-size-complex="10pt"/>
    </style:style>
    <style:style style:name="P82" style:parent-style-name="Standard" style:family="paragraph">
      <style:text-properties fo:font-size="10pt" style:font-size-asian="10pt" style:font-size-complex="10pt" fo:language="en" fo:country="GB"/>
    </style:style>
    <style:style style:name="P83" style:parent-style-name="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84" style:parent-style-name="Standard" style:family="paragraph">
      <style:text-properties fo:font-size="10pt" style:font-size-asian="10pt" style:font-size-complex="10pt" fo:language="en" fo:country="GB"/>
    </style:style>
    <style:style style:name="P85" style:parent-style-name="Standard" style:list-style-name="LFO5" style:family="paragraph">
      <style:text-properties fo:font-weight="bold" style:font-weight-asian="bold" style:font-weight-complex="bold" fo:font-size="10pt" style:font-size-asian="10pt" style:font-size-complex="10pt"/>
    </style:style>
    <style:style style:name="P86" style:parent-style-name="Standard" style:family="paragraph">
      <style:text-properties fo:font-weight="bold" style:font-weight-asian="bold" style:font-weight-complex="bold" fo:font-size="10pt" style:font-size-asian="10pt" style:font-size-complex="10pt"/>
    </style:style>
    <style:style style:name="P87" style:parent-style-name="Standard" style:family="paragraph">
      <style:text-properties fo:font-weight="bold" style:font-weight-asian="bold" style:font-weight-complex="bold" fo:font-size="10pt" style:font-size-asian="10pt" style:font-size-complex="10pt"/>
    </style:style>
    <style:style style:name="P88" style:parent-style-name="Standard" style:family="paragraph">
      <style:text-properties fo:font-size="10pt" style:font-size-asian="10pt" style:font-size-complex="10pt"/>
    </style:style>
    <style:style style:name="P89" style:parent-style-name="Standard" style:family="paragraph">
      <style:text-properties fo:font-size="10pt" style:font-size-asian="10pt" style:font-size-complex="10pt"/>
    </style:style>
    <style:style style:name="P90" style:parent-style-name="Standard" style:family="paragraph">
      <style:text-properties fo:font-size="10pt" style:font-size-asian="10pt" style:font-size-complex="10pt"/>
    </style:style>
    <style:style style:name="T91" style:parent-style-name="Car.predefinitoparagrafo" style:family="text">
      <style:text-properties fo:font-size="10pt" style:font-size-asian="10pt" style:font-size-complex="10pt"/>
    </style:style>
    <style:style style:name="T92" style:parent-style-name="Car.predefinitoparagrafo" style:family="text">
      <style:text-properties fo:font-size="10pt" style:font-size-asian="10pt" style:font-size-complex="10pt"/>
    </style:style>
    <style:style style:name="T93" style:parent-style-name="Car.predefinitoparagrafo" style:family="text">
      <style:text-properties fo:font-size="10pt" style:font-size-asian="10pt" style:font-size-complex="10pt"/>
    </style:style>
    <style:style style:name="P94" style:parent-style-name="Standard" style:family="paragraph">
      <style:text-properties fo:font-size="10pt" style:font-size-asian="10pt" style:font-size-complex="10pt"/>
    </style:style>
    <style:style style:name="P95" style:parent-style-name="Standard" style:family="paragraph">
      <style:text-properties fo:font-size="10pt" style:font-size-asian="10pt" style:font-size-complex="10pt"/>
    </style:style>
    <style:style style:name="P96" style:parent-style-name="Standard" style:family="paragraph">
      <style:text-properties fo:font-size="10pt" style:font-size-asian="10pt" style:font-size-complex="10pt"/>
    </style:style>
    <style:style style:name="P97" style:parent-style-name="Standard" style:list-style-name="LFO5" style:family="paragraph">
      <style:text-properties fo:font-weight="bold" style:font-weight-asian="bold" style:font-weight-complex="bold" fo:font-size="10pt" style:font-size-asian="10pt" style:font-size-complex="10pt"/>
    </style:style>
    <style:style style:name="P98" style:parent-style-name="Standard" style:family="paragraph">
      <style:text-properties fo:font-weight="bold" style:font-weight-asian="bold" style:font-weight-complex="bold" fo:font-size="10pt" style:font-size-asian="10pt" style:font-size-complex="10pt"/>
    </style:style>
    <style:style style:name="P99" style:parent-style-name="Standard" style:family="paragraph">
      <style:text-properties fo:font-weight="bold" style:font-weight-asian="bold" style:font-weight-complex="bold" fo:font-size="10pt" style:font-size-asian="10pt" style:font-size-complex="10pt"/>
    </style:style>
    <style:style style:name="P100" style:parent-style-name="Standard" style:family="paragraph">
      <style:text-properties fo:font-size="10pt" style:font-size-asian="10pt" style:font-size-complex="10pt"/>
    </style:style>
    <style:style style:name="P101" style:parent-style-name="Standard" style:family="paragraph">
      <style:text-properties fo:font-size="10pt" style:font-size-asian="10pt" style:font-size-complex="10pt"/>
    </style:style>
    <style:style style:name="P102" style:parent-style-name="Standard" style:family="paragraph">
      <style:text-properties fo:font-size="10pt" style:font-size-asian="10pt" style:font-size-complex="10pt"/>
    </style:style>
    <style:style style:name="P103" style:parent-style-name="Standard" style:family="paragraph">
      <style:text-properties fo:font-size="10pt" style:font-size-asian="10pt" style:font-size-complex="10pt"/>
    </style:style>
    <style:style style:name="P104" style:parent-style-name="Standard" style:family="paragraph">
      <style:text-properties fo:font-size="10pt" style:font-size-asian="10pt" style:font-size-complex="10pt"/>
    </style:style>
    <style:style style:name="P105" style:parent-style-name="Standard" style:family="paragraph">
      <style:text-properties fo:font-size="10pt" style:font-size-asian="10pt" style:font-size-complex="10pt"/>
    </style:style>
    <style:style style:name="P106" style:parent-style-name="Standard" style:family="paragraph">
      <style:text-properties fo:font-size="10pt" style:font-size-asian="10pt" style:font-size-complex="10pt"/>
    </style:style>
    <style:style style:name="P107" style:parent-style-name="Standard" style:list-style-name="LFO6" style:family="paragraph">
      <style:text-properties fo:font-weight="bold" style:font-weight-asian="bold" style:font-weight-complex="bold" fo:font-size="10pt" style:font-size-asian="10pt" style:font-size-complex="10pt"/>
    </style:style>
    <style:style style:name="P108" style:parent-style-name="Standard" style:family="paragraph">
      <style:text-properties fo:font-weight="bold" style:font-weight-asian="bold" style:font-weight-complex="bold" fo:font-size="10pt" style:font-size-asian="10pt" style:font-size-complex="10pt"/>
    </style:style>
    <style:style style:name="P109" style:parent-style-name="Standard" style:family="paragraph">
      <style:text-properties fo:font-size="10pt" style:font-size-asian="10pt" style:font-size-complex="10pt"/>
    </style:style>
    <style:style style:name="P110" style:parent-style-name="Standard" style:family="paragraph">
      <style:text-properties fo:font-size="10pt" style:font-size-asian="10pt" style:font-size-complex="10pt"/>
    </style:style>
    <style:style style:name="P111" style:parent-style-name="Standard" style:family="paragraph">
      <style:text-properties fo:font-size="10pt" style:font-size-asian="10pt" style:font-size-complex="10pt"/>
    </style:style>
    <style:style style:name="P112" style:parent-style-name="Standard" style:family="paragraph">
      <style:text-properties fo:font-size="10pt" style:font-size-asian="10pt" style:font-size-complex="10pt"/>
    </style:style>
    <style:style style:name="P113" style:parent-style-name="Standard" style:family="paragraph">
      <style:text-properties fo:font-size="10pt" style:font-size-asian="10pt" style:font-size-complex="10pt"/>
    </style:style>
    <style:style style:name="P114" style:parent-style-name="Standard" style:family="paragraph">
      <style:text-properties fo:font-size="10pt" style:font-size-asian="10pt" style:font-size-complex="10pt"/>
    </style:style>
    <style:style style:name="P115" style:parent-style-name="Standard" style:family="paragraph">
      <style:text-properties fo:font-size="10pt" style:font-size-asian="10pt" style:font-size-complex="10pt"/>
    </style:style>
    <style:style style:name="P116" style:parent-style-name="Standard" style:family="paragraph">
      <style:text-properties fo:font-size="10pt" style:font-size-asian="10pt" style:font-size-complex="10pt"/>
    </style:style>
  </office:automatic-styles>
  <office:body>
    <office:text text:use-soft-page-breaks="true">
      <text:p text:style-name="P1">INSTALLAZIONI</text:p>
      <text:p text:style-name="P2"/>
      <text:p text:style-name="P3">2015</text:p>
      <text:p text:style-name="P4"/>
      <text:list text:style-name="LFO1" text:continue-numbering="true">
        <text:list-item>
          <text:p text:style-name="P5">Welcome (to the mediterranean sea)</text:p>
        </text:list-item>
      </text:list>
      <text:p text:style-name="P6">Koniz 15/11/2015</text:p>
      <text:p text:style-name="P7"/>
      <text:p text:style-name="P8">Galerie Kunsthausrot, Koniz (CH)</text:p>
      <text:p text:style-name="P9">a cura di Schwarz Gänsehaut</text:p>
      <text:p text:style-name="P10"/>
      <text:p text:style-name="P11">L'installazione riflette sul tema dei flussi migratori e sui naufragi nel Mediterraneo. Cerca di<text:s/>spostare il dramma delle morti in mare da un luogo virtuale e distante (il notiziario tv o il web) ad uno spazio concreto, vicino e quotidiano come una vasca da bagno.</text:p>
      <text:p text:style-name="P12"/>
      <text:p text:style-name="P13"/>
      <text:p text:style-name="P14">2016</text:p>
      <text:p text:style-name="P15"/>
      <text:list text:style-name="LFO2" text:continue-numbering="true">
        <text:list-item>
          <text:p text:style-name="P16">Suicidio assistito</text:p>
        </text:list-item>
      </text:list>
      <text:p text:style-name="P17">Torino 13/05/2016</text:p>
      <text:p text:style-name="P18"/>
      <text:p text:style-name="P19">Cavallerizza Reale di Torino, Torino</text:p>
      <text:p text:style-name="P20">(trasposizione dell’opera “Arcangelo Prussiano” di Rudolf Schlichter)</text:p>
      <text:p text:style-name="P21"/>
      <text:p text:style-name="Standard"><text:span text:style-name="T22">Nel 1920, in occasione della prima mostra del Dadaismo a Berlino, Rudolf Schlichter espose un manichino con testa di maiale e abiti da ufficiale tedesco, impiccato al soffitto della sta</text:span><text:span text:style-name="T23">nza per denunciare l’omologazione e la stupidità del militarismo tedesco. L'opera venne subito rimossa e portata in tribunale, giudicata offensiva verso lo stato.</text:span><text:span text:style-name="T24"><text:line-break/></text:span><text:span text:style-name="T25">In questa installazione, rivisitando Schlichter, il personaggio omologato diventa un uomo co</text:span><text:span text:style-name="T26">mune, vittima di desideri consumistici che tenta invano di uniformarsi alla società. La perenne ricerca di una propria identità può essere soddisfatta solo attraverso l’acquisto di beni materiali che lo rendano integrato e omologato alla comunità.</text:span></text:p>
      <text:p text:style-name="P27"/>
      <text:list text:style-name="LFO2" text:continue-numbering="true">
        <text:list-item>
          <text:p text:style-name="P28">Trittico dei banchetti infernali</text:p>
        </text:list-item>
      </text:list>
      <text:p text:style-name="P29">Vitorchiano 8/10/2016</text:p>
      <text:p text:style-name="P30"/>
      <text:p text:style-name="P31">Complesso di S.Agnese, Vitorchiano</text:p>
      <text:p text:style-name="P32">(Omaggio ai gironi pasoliniani di "Salò")</text:p>
      <text:p text:style-name="P33"/>
      <text:p text:style-name="P34">Il ciclo di nove dipinti su carta è stato realizzato appositamente per gli spazi della chiesa seicentesca del Complesso di S.Agnese a Vitorchiano. Unisce i temi affrontati da Pier Paolo Pasolini in “Salò” suddivisi nei tre gironi delle manie, della merda e del sangue (ripartiti nei tre tabernacoli) con l'iconografia fiamminga di Hieronimus Bosch. La scelta “eretica” di questo spazio sacro per tale rappresentazione scandalosa si muove il linea con la denuncia pasoliniano verso il potere che mercifica i corpi.</text:p>
      <text:p text:style-name="P35"/>
      <text:list text:style-name="LFO2" text:continue-numbering="true">
        <text:list-item>
          <text:p text:style-name="P36">Il ridimensionamento dell'ego (piccolo vetro)</text:p>
        </text:list-item>
      </text:list>
      <text:p text:style-name="P37">Cosenza 15-30/10/2016</text:p>
      <text:p text:style-name="P38"/>
      <text:p text:style-name="P39">Residenza Bocs Art, Cosenza</text:p>
      <text:p text:style-name="P40"/>
      <text:p text:style-name="P41">L'opera nasce dalla lettura degli appunti di Marcel Duchamp sul “Grande vetro”.</text:p>
      <text:p text:style-name="P42">All'interno della residenza artistica Bocs Art si è scelto di lavorare su un vetro in modo temporaneo sviluppando un training illustrato a 10 step,finalizzato al ridimensionamento dell'ego dell'artista. Il percorso segue questi punti:</text:p>
      <text:p text:style-name="P43">1. Osserva e osservati. 2. Usa il tuo ego come carburante per creare. 3. Crea. 4. Non pretendere denaro o lodi. 5. Non pretendere denaro o lodi. 6. Non pretendere. 7. Estrai l'idea dalla tua creazione. 8. Distruggi la tua<text:s/>creazione (non abbiamo bisogno di feticci). 9. Distruggi il tuo ego (non nasconderlo, distruggilo). 10. Condividi la tua idea con gli altri.<text:line-break/>L'opera è stata realizzata in 15 giorni e poi distrutta. Parallelamente alla cancellazione dell'originale, delle riproduzioni su carta, fotocopiate in bianco nero, sono state distribuite gratuitamente.</text:p>
      <text:p text:style-name="P44"/>
      <text:p text:style-name="P45">2017</text:p>
      <text:p text:style-name="P46"/>
      <text:list text:style-name="LFO3" text:continue-numbering="true">
        <text:list-item>
          <text:p text:style-name="P47">Organismo</text:p>
        </text:list-item>
      </text:list>
      <text:p text:style-name="P48">Pratovecchio-Stia 23/09/2017</text:p>
      <text:p text:style-name="P49"/>
      <text:p text:style-name="P50">SUFA - Stand Up for Africa, Hymmo Art Lab, Pratovecchio-Stia</text:p>
      <text:p text:style-name="P51">a cura di Serena Becagli e Rita Duina</text:p>
      <text:p text:style-name="P52"/>
      <text:p text:style-name="P53">L’installazione è stata realizzata a seguito di un laboratorio di una settimana in cui gli abitanti italiani autoctoni e gli abitanti africani da poco arrivati nel territorio casentinese hanno immaginato e creato delle statuette in argilla mescolando le iconografie dei due continenti. Come un contenitore, il corpo della città accoglie tutti i corpi, nati o arrivati, in questo luogo.</text:p>
      <text:p text:style-name="P54"/>
      <text:p text:style-name="P55">Dal 2018 l'opera è installata presso il Museo Archeologico del Casentino di Bibbiena.</text:p>
      <text:p text:style-name="Standard"><text:span text:style-name="T56">Nel 2019 è stata ricreata al Forte Marg</text:span><text:span text:style-name="T57">hera di Venezia e alla Fondazione Giangiacomo Feltrinelli di Milano.</text:span></text:p>
      <text:p text:style-name="P58"/>
      <text:p text:style-name="P59">2018</text:p>
      <text:p text:style-name="P60"/>
      <text:list text:style-name="LFO4" text:continue-numbering="true">
        <text:list-item>
          <text:p text:style-name="P61">Tarocchi politici</text:p>
        </text:list-item>
      </text:list>
      <text:p text:style-name="P62">Firenze 7-9/06/2018</text:p>
      <text:p text:style-name="P63"/>
      <text:p text:style-name="P64">Parco di Villa Favard, Firenze</text:p>
      <text:p text:style-name="P65">a cura di Street Levels Gallery per Copula Mundi Festival</text:p>
      <text:p text:style-name="P66"/>
      <text:p text:style-name="P67">Sfruttando il simbolismo delle “Minchiate” (tarocchi fiorentini quattrocenteschi) questi “tarocchi politici” cercano di parlare d'altro, descrivendo la società italiana in tutte le sue decadenze, piccole ingiustizie e brutalità. L’iconografia riprende i disegni del mazzo di tarocchi Rosenwald (unico mazzo<text:s/>di Minchiate fiorentine di fine 1400 pervenuto a noi) mescolandola con quella dei pittori fiamminghi, con l'arte paleocristiana e quella dei popoli sub-sahariani, ma soprattutto con le satire di Otto Dix e George Grosz. In questo inferno dantesco l’unica figura positiva è quella del “Matto” che prosegue il suo cammino tra le incertezze di un percorso disseminato di spine, deriso dalla società. La critica comune che lega tutti i disegni non è diretta allo Stato, alle istituzioni o ai poteri forti, ma al cittadino comune, all’uomo medio che incarna tutta la decadenza della società nella sua più deludente banalità.</text:p>
      <text:p text:style-name="P68"/>
      <text:p text:style-name="P69">2019</text:p>
      <text:p text:style-name="P70"/>
      <text:list text:style-name="LFO5" text:continue-numbering="true">
        <text:list-item>
          <text:p text:style-name="P71">Lo scambio</text:p>
        </text:list-item>
      </text:list>
      <text:p text:style-name="P72">Follonica 10/03/2019</text:p>
      <text:p text:style-name="P73"/>
      <text:p text:style-name="P74"/>
      <text:p text:style-name="Standard"><text:span text:style-name="T75">Il Mediterraneo è geograficamente un luogo di incontro, “una piazza” fatta di terra, acqua, porti e barche, di gente che arriva e gente che parte. Scudi e vasi etruschi si ritrovano nei santuari greci di Delfi e Olimpia; fibule e<text:s/></text:span><text:span text:style-name="T76">buccheri, sempre etruschi, sono numerosissimi nella Francia meridionale o nella penisola iberica. Il “simposio”, banchetto alla maniera greca, è adottato dai celti, copiandolo dagli etruschi, mentre questi si contaminano con gli stili decorativi degli arti</text:span><text:span text:style-name="T77">giani nordici. Al tempo stesso le case e le tombe etrusche si riempiono di oggetti lontani: manufatti egizi, pendagli e scarabei dell’industria levantina, brocchette d’argento da Cipro, avorio e uova di struzzo. Oltre le merci, viaggiano gli uomini: aristo</text:span><text:span text:style-name="T78">cratici e intellettuali greci si recano a Vulci, Tarquinia, Caere e Veio, e influenzano le culture locali.</text:span></text:p>
      <text:p text:style-name="P79">Questo stendardo ripropone l'auspicio di nuovi incontri e di scambi, materiali e culturali, tra gli italiani autoctoni di Follonica e gli<text:s/>“stranieri” che sono giunti e che arriveranno in queste terre un tempo etrusche.</text:p>
      <text:p text:style-name="P80"/>
      <text:p text:style-name="P81">Pinacoteca di Follonica / CPA Scuola per adulti stranieri di Follonica, Follonica</text:p>
      <text:p text:style-name="P82">a cura di Street Levels Gallery per Urban Art City</text:p>
      <text:p text:style-name="P83"/>
      <text:p text:style-name="P84"/>
      <text:list text:style-name="LFO5" text:continue-numbering="true">
        <text:list-item>
          <text:p text:style-name="P85">Microcosmo</text:p>
        </text:list-item>
      </text:list>
      <text:p text:style-name="P86">Venezia-Milano 10-20/06/2019</text:p>
      <text:p text:style-name="P87"/>
      <text:p text:style-name="P88">Artefici del nostro tempo, Biennale di Venezia, Forte Marghera, Venezia</text:p>
      <text:p text:style-name="P89">Fondazione Giangiacomo Feltrinelli, Milano</text:p>
      <text:p text:style-name="P90"/>
      <text:p text:style-name="Standard"><text:span text:style-name="T91">Un corpo che acco</text:span><text:span text:style-name="T92">glie altri corpi, come una città ospita i suoi abitanti. Il corpo-città prende spunto dai modelli di costruzione dei villaggi camerunensi o delle popolazioni Dogon del Mali, che dispongono le abitazioni in modo simbolico seguendo la struttura di un corpo u</text:span><text:span text:style-name="T93">mano. L’installazione vuole essere un simbolico diorama popolato da una serie di piccole statuette in argilla che identificano i suoi abitanti.</text:span></text:p>
      <text:p text:style-name="P94"/>
      <text:p text:style-name="P95">L’installazione nasce nel 2017 in Toscana, frutto dei laboratori meticci con italiani e africani per SUFA; poi<text:s/>rielaborata a Venezia studiando la popolazione autoctona e, infine, ricreata a Milano.</text:p>
      <text:p text:style-name="P96"/>
      <text:list text:style-name="LFO5" text:continue-numbering="true">
        <text:list-item>
          <text:p text:style-name="P97">Quarantana</text:p>
        </text:list-item>
      </text:list>
      <text:p text:style-name="P98">Santa Croce di Magliano 23/07/2019</text:p>
      <text:p text:style-name="P99"/>
      <text:p text:style-name="P100">a cura di Premio Antonio Giordano</text:p>
      <text:p text:style-name="P101"/>
      <text:p text:style-name="P102">L’installazione vuole essere una scultura contemporanea “viva” che deve essere utilizzata per acquistare un nuovo significato. Secondo le usanze molisane, nelle settimane precedenti la Pasqua, viene appesa (con sotto la tipica patata e sette piume) ai balconi del paese. L’oggetto interpreta la tradizione locale delle bambole “Quarantane” modificandone l’estetica; si trasforma in un manufatto che sta a metà tra un oggetto familiare e uno alieno. L’iconografia mescola le bambole molisane della Quarantana con le bambole Kachina degli Hopi (Arizona) e riprende lo stile semplice dell’architettura<text:s/>romanica europea.</text:p>
      <text:p text:style-name="P103"/>
      <text:p text:style-name="P104">2020</text:p>
      <text:p text:style-name="P105"/>
      <text:p text:style-name="P106"/>
      <text:list text:style-name="LFO6" text:continue-numbering="true">
        <text:list-item>
          <text:p text:style-name="P107">Casa dei vivi – Casa degli adormiti</text:p>
        </text:list-item>
      </text:list>
      <text:p text:style-name="P108">Bologna 24/02/2020</text:p>
      <text:p text:style-name="P109"/>
      <text:p text:style-name="P110">Chiesa ortodossa del Pratello, Bologna</text:p>
      <text:p text:style-name="P111">a cura di Arti Povere Pratello</text:p>
      <text:p text:style-name="P112"/>
      <text:p text:style-name="P113">L'installazione cerca di inserirsi in modo armonico nel contesto della comunità ortodossa del<text:s/>Pratello, sia a livello estetico ma soprattuto iconografico e concettuale.</text:p>
      <text:p text:style-name="P114">Lo studio per la realizzazione è iniziato con una ricerca storica sulla candela; nel Medioevo la cera d’api si afferma come materia della candela, utilizzata nelle feste ma<text:s/>anche nel quotidiano, per illuminare ma anche per contare il tempo. Sono gli arabi che inventano particolari marchingegni con “candele chiodate” che consumandosi lasciano cadere i chiodi in un piatto scandendo le ore. Ancora oggi la candela è al centro del<text:s/>culto nella comunità ortodossa. A Bologna esistono due rari tabernacoli che, sul modello di quelli rumeni, vengono usati dagli ortodossi per commemorare i cari accendendo, separatamente, candele per i “vivi” e per gli “adormiti”.<text:s/></text:p>
      <text:p text:style-name="P115"/>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rial" style:display-name="arial"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rea de bernardi</meta:initial-creator>
    <dc:creator>Luca Zoccola</dc:creator>
    <meta:creation-date>2020-09-01T17:50:00Z</meta:creation-date>
    <dc:date>2020-09-05T00:02:00Z</dc:date>
    <meta:template xlink:href="Normal" xlink:type="simple"/>
    <meta:editing-cycles>6</meta:editing-cycles>
    <meta:editing-duration>PT15540S</meta:editing-duration>
    <meta:document-statistic meta:page-count="1" meta:paragraph-count="16" meta:word-count="1246" meta:character-count="8336" meta:row-count="59" meta:non-whitespace-character-count="7106"/>
  </office:meta>
</office:document-meta>
</file>